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daae" officeooo:paragraph-rsid="0006daae"/>
    </style:style>
    <style:style style:name="P2" style:family="paragraph" style:parent-style-name="Standard">
      <style:text-properties officeooo:rsid="00079637" officeooo:paragraph-rsid="00079637"/>
    </style:style>
    <style:style style:name="P3" style:family="paragraph" style:parent-style-name="Standard">
      <style:text-properties officeooo:rsid="00079637" officeooo:paragraph-rsid="000f087c"/>
    </style:style>
    <style:style style:name="P4" style:family="paragraph" style:parent-style-name="Standard">
      <style:text-properties style:text-underline-style="none" officeooo:rsid="00079637" officeooo:paragraph-rsid="00079637"/>
    </style:style>
    <style:style style:name="P5" style:family="paragraph" style:parent-style-name="Standard">
      <style:text-properties style:text-underline-style="none" officeooo:rsid="00116f31" officeooo:paragraph-rsid="00116f31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6daae" officeooo:paragraph-rsid="0006daae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d8edc" officeooo:paragraph-rsid="000a2868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7f562" officeooo:paragraph-rsid="0006daae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7f562" officeooo:paragraph-rsid="0006daa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7f562" officeooo:paragraph-rsid="0017f562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rsid="0008ea73" officeooo:paragraph-rsid="0008ea73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08ea73" officeooo:paragraph-rsid="0008ea73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3f830" officeooo:paragraph-rsid="000f087c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0a2868" officeooo:paragraph-rsid="000a2868"/>
    </style:style>
    <style:style style:name="P15" style:family="paragraph" style:parent-style-name="Standard">
      <style:text-properties officeooo:rsid="000a2868" officeooo:paragraph-rsid="000bbef4"/>
    </style:style>
    <style:style style:name="P16" style:family="paragraph" style:parent-style-name="Standard">
      <style:text-properties officeooo:rsid="000a2868" officeooo:paragraph-rsid="000d8edc"/>
    </style:style>
    <style:style style:name="P17" style:family="paragraph" style:parent-style-name="Standard">
      <style:text-properties officeooo:rsid="000d8edc" officeooo:paragraph-rsid="000d8edc"/>
    </style:style>
    <style:style style:name="P18" style:family="paragraph" style:parent-style-name="Standard">
      <style:paragraph-properties fo:text-align="center" style:justify-single-word="false"/>
      <style:text-properties officeooo:rsid="000d8edc" officeooo:paragraph-rsid="0014c347"/>
    </style:style>
    <style:style style:name="P19" style:family="paragraph" style:parent-style-name="Standard">
      <style:text-properties officeooo:rsid="000f087c" officeooo:paragraph-rsid="000f087c"/>
    </style:style>
    <style:style style:name="P20" style:family="paragraph" style:parent-style-name="Standard">
      <style:text-properties officeooo:rsid="000f087c" officeooo:paragraph-rsid="000fdb10"/>
    </style:style>
    <style:style style:name="P21" style:family="paragraph" style:parent-style-name="Standard">
      <style:text-properties officeooo:rsid="000f087c" officeooo:paragraph-rsid="00116f31"/>
    </style:style>
    <style:style style:name="P22" style:family="paragraph" style:parent-style-name="Standard">
      <style:text-properties officeooo:rsid="000f087c" officeooo:paragraph-rsid="0014c347"/>
    </style:style>
    <style:style style:name="P23" style:family="paragraph" style:parent-style-name="Standard">
      <style:text-properties officeooo:rsid="000f19bd" officeooo:paragraph-rsid="000f087c"/>
    </style:style>
    <style:style style:name="P24" style:family="paragraph" style:parent-style-name="Standard">
      <style:text-properties officeooo:rsid="000f19bd" officeooo:paragraph-rsid="000f19bd"/>
    </style:style>
    <style:style style:name="P25" style:family="paragraph" style:parent-style-name="Standard">
      <style:text-properties officeooo:rsid="000fdb10" officeooo:paragraph-rsid="000fdb10"/>
    </style:style>
    <style:style style:name="P26" style:family="paragraph" style:parent-style-name="Standard">
      <style:text-properties officeooo:rsid="00116623" officeooo:paragraph-rsid="000fdb10"/>
    </style:style>
    <style:style style:name="P27" style:family="paragraph" style:parent-style-name="Standard">
      <style:text-properties officeooo:rsid="00116f31" officeooo:paragraph-rsid="00116f31"/>
    </style:style>
    <style:style style:name="P28" style:family="paragraph" style:parent-style-name="Standard">
      <style:text-properties officeooo:rsid="0013f830" officeooo:paragraph-rsid="000f087c"/>
    </style:style>
    <style:style style:name="P29" style:family="paragraph" style:parent-style-name="Standard">
      <style:text-properties officeooo:rsid="0013f830" officeooo:paragraph-rsid="0013f830"/>
    </style:style>
    <style:style style:name="P30" style:family="paragraph" style:parent-style-name="Standard">
      <style:text-properties officeooo:rsid="0014c347" officeooo:paragraph-rsid="0013f830"/>
    </style:style>
    <style:style style:name="P31" style:family="paragraph" style:parent-style-name="Standard">
      <style:text-properties officeooo:rsid="0014c347" officeooo:paragraph-rsid="0014c347"/>
    </style:style>
    <style:style style:name="P32" style:family="paragraph" style:parent-style-name="Standard">
      <style:text-properties officeooo:rsid="0016bb75" officeooo:paragraph-rsid="0014c347"/>
    </style:style>
    <style:style style:name="P33" style:family="paragraph" style:parent-style-name="Standard">
      <style:text-properties officeooo:rsid="0018ff11" officeooo:paragraph-rsid="0014c347"/>
    </style:style>
    <style:style style:name="P34" style:family="paragraph" style:parent-style-name="Standard">
      <style:text-properties officeooo:rsid="0018ff11" officeooo:paragraph-rsid="0018ff11"/>
    </style:style>
    <style:style style:name="P35" style:family="paragraph" style:parent-style-name="Standard">
      <style:text-properties officeooo:rsid="0019efc3" officeooo:paragraph-rsid="0018ff11"/>
    </style:style>
    <style:style style:name="P36" style:family="paragraph" style:parent-style-name="Standard">
      <style:text-properties officeooo:rsid="0019efc3" officeooo:paragraph-rsid="001bb54f"/>
    </style:style>
    <style:style style:name="P37" style:family="paragraph" style:parent-style-name="Standard">
      <style:text-properties officeooo:rsid="001bb54f" officeooo:paragraph-rsid="0018ff11"/>
    </style:style>
    <style:style style:name="P38" style:family="paragraph" style:parent-style-name="Standard">
      <style:text-properties officeooo:rsid="001bb54f" officeooo:paragraph-rsid="001bb54f"/>
    </style:style>
    <style:style style:name="P39" style:family="paragraph" style:parent-style-name="Standard">
      <style:text-properties officeooo:rsid="001bb54f" officeooo:paragraph-rsid="001cfdc6"/>
    </style:style>
    <style:style style:name="P40" style:family="paragraph" style:parent-style-name="Standard">
      <style:text-properties officeooo:rsid="001ef453" officeooo:paragraph-rsid="001bb54f"/>
    </style:style>
    <style:style style:name="P41" style:family="paragraph" style:parent-style-name="Standard">
      <style:text-properties officeooo:rsid="001ef453" officeooo:paragraph-rsid="001ef45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79637"/>
    </style:style>
    <style:style style:name="T3" style:family="text">
      <style:text-properties style:text-underline-style="long-dash" style:text-underline-width="auto" style:text-underline-color="font-color"/>
    </style:style>
    <style:style style:name="T4" style:family="text">
      <style:text-properties officeooo:rsid="00079637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style:text-underline-style="solid" style:text-underline-type="double" style:text-underline-width="auto" style:text-underline-color="font-color" officeooo:rsid="00079637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8ea73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0fdb10" fo:background-color="#ffff00" loext:char-shading-value="0"/>
    </style:style>
    <style:style style:name="T12" style:family="text">
      <style:text-properties officeooo:rsid="00116f31" fo:background-color="#ffff00" loext:char-shading-value="0"/>
    </style:style>
    <style:style style:name="T13" style:family="text">
      <style:text-properties officeooo:rsid="0014c347" fo:background-color="#ffff00" loext:char-shading-value="0"/>
    </style:style>
    <style:style style:name="T14" style:family="text">
      <style:text-properties officeooo:rsid="000bbef4"/>
    </style:style>
    <style:style style:name="T15" style:family="text">
      <style:text-properties officeooo:rsid="000f087c"/>
    </style:style>
    <style:style style:name="T16" style:family="text">
      <style:text-properties officeooo:rsid="000f19bd"/>
    </style:style>
    <style:style style:name="T17" style:family="text">
      <style:text-properties officeooo:rsid="000fdb10"/>
    </style:style>
    <style:style style:name="T18" style:family="text">
      <style:text-properties officeooo:rsid="00116623"/>
    </style:style>
    <style:style style:name="T19" style:family="text">
      <style:text-properties officeooo:rsid="00116f31"/>
    </style:style>
    <style:style style:name="T20" style:family="text">
      <style:text-properties officeooo:rsid="0014c347"/>
    </style:style>
    <style:style style:name="T21" style:family="text">
      <style:text-properties officeooo:rsid="0018a000"/>
    </style:style>
    <style:style style:name="T22" style:family="text">
      <style:text-properties officeooo:rsid="0018f7fe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6pt" fo:font-weight="bold" officeooo:rsid="0014c347" style:font-size-asian="16pt" style:font-weight-asian="bold" style:font-size-complex="16pt" style:font-weight-complex="bold"/>
    </style:style>
    <style:style style:name="T25" style:family="text">
      <style:text-properties officeooo:rsid="0018ff11"/>
    </style:style>
    <style:style style:name="T26" style:family="text">
      <style:text-properties officeooo:rsid="001936fc"/>
    </style:style>
    <style:style style:name="T27" style:family="text">
      <style:text-properties officeooo:rsid="0019efc3"/>
    </style:style>
    <style:style style:name="T28" style:family="text">
      <style:text-properties officeooo:rsid="001bb54f"/>
    </style:style>
    <style:style style:name="T29" style:family="text">
      <style:text-properties officeooo:rsid="001cfd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OLDÁN SANCHIS MARTÍNEZ – 44535189J</text:p>
      <text:p text:style-name="P8"/>
      <text:p text:style-name="P6">Modelo lógico-relacional</text:p>
      <text:p text:style-name="P1"/>
      <text:p text:style-name="P1"/>
      <text:p text:style-name="P1"><text:span text:style-name="T10">PRISION</text:span>(<text:span text:style-name="T1">id_prisi</text:span><text:span text:style-name="T2">o</text:span><text:span text:style-name="T1">n</text:span>, nombre, ciudad)</text:p>
      <text:p text:style-name="P1">CP: id_prisi<text:span text:style-name="T4">o</text:span>n </text:p>
      <text:p text:style-name="P1">UK: nombre</text:p>
      <text:p text:style-name="P1">VNN: nombre</text:p>
      <text:p text:style-name="P1"/>
      <text:p text:style-name="P1"><text:span text:style-name="T10">GUARDIA</text:span>(<text:span text:style-name="T1">c</text:span><text:span text:style-name="T2">o</text:span><text:span text:style-name="T1">digo</text:span>, nombre, <text:span text:style-name="T3">chequeado, </text:span><text:span text:style-name="T8">rango</text:span>)</text:p>
      <text:p text:style-name="P1">CP: c<text:span text:style-name="T4">o</text:span>digo</text:p>
      <text:p text:style-name="P1">CAj: chequeado → GUARDIA {c<text:span text:style-name="T4">o</text:span>digo}</text:p>
      <text:p text:style-name="P15">Restricciones adicionales: <text:span text:style-name="T14">rango tiene como valores: base, superior e intendente.</text:span></text:p>
      <text:p text:style-name="P1"/>
      <text:p text:style-name="P1"><text:span text:style-name="T10">BOTAS</text:span>(<text:span text:style-name="T1">id_bota</text:span>, <text:span text:style-name="T3">cod_guard</text:span>)</text:p>
      <text:p text:style-name="P1">CP: id_bota</text:p>
      <text:p text:style-name="P1">CAj: cod_guard → GUARDIA{c<text:span text:style-name="T4">o</text:span>digo}</text:p>
      <text:p text:style-name="P1"/>
      <text:p text:style-name="P1"><text:span text:style-name="T10">PRESO</text:span>(<text:span text:style-name="T1">n</text:span><text:span text:style-name="T2">u</text:span><text:span text:style-name="T1">m_</text:span><text:span text:style-name="T2">preso</text:span>, <text:span text:style-name="T6">id_prision</text:span>, fecha_ant, nombre*, apellidos*)</text:p>
      <text:p text:style-name="P1">CP: <text:span text:style-name="T4">{num_preso, id_prision}</text:span></text:p>
      <text:p text:style-name="P2">CAj: id_prision → PRISION{id_prision} </text:p>
      <text:p text:style-name="P2">VNN: {nombre, apellidos}</text:p>
      <text:p text:style-name="P2"/>
      <text:p text:style-name="P2"><text:span text:style-name="T10">VIGILADO</text:span>(<text:span text:style-name="T5">num_preso</text:span>, <text:span text:style-name="T5">id_prision</text:span>, <text:span text:style-name="T5">cod_guard</text:span><text:span text:style-name="T8">, fecha</text:span>)</text:p>
      <text:p text:style-name="P4">CP: {num_preso, id_prision, cod_guard}</text:p>
      <text:p text:style-name="P2">CAj: {num_preso, id_prision} → PRESO{num_preso, id_prision}</text:p>
      <text:p text:style-name="P2">CAj: cod_guard → GUARDIA{codigo}</text:p>
      <text:p text:style-name="P2"/>
      <text:p text:style-name="P2"/>
      <text:p text:style-name="P12">Normalización:</text:p>
      <text:p text:style-name="P11"/>
      <text:p text:style-name="P11"><text:span text:style-name="T10">1FN</text:span>: se han eliminado los multivaluados (botas), los compuestos (nom_completo) y los derivados (num_guardias); y se han creado los correspondientes atributos (nombre, apellidos) y la correspondiente tabla (BOTAS).</text:p>
      <text:p text:style-name="P11"/>
      <text:p text:style-name="P11"><text:span text:style-name="T10">2FN</text:span>: Se ha movido el atributo rango a la tabla GUARDIA. Ya no existen atributos que no sean clave primaria que no tengan dependencia funcional con la clave primaria.</text:p>
      <text:p text:style-name="P11"/>
      <text:p text:style-name="P11"><text:span text:style-name="T10">3FN</text:span>: No existen dependencias transitivas entre atributos no-clave.</text:p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><text:soft-page-break/>ROLDÁN SANCHIS MARTÍNEZ – 44535189J</text:p>
      <text:p text:style-name="P14"/>
      <text:p text:style-name="P7">Modelo físico DDL</text:p>
      <text:p text:style-name="P7"/>
      <text:p text:style-name="P17">CREATE DATABASE IF NOT EXISTS prision_db</text:p>
      <text:p text:style-name="P17">CHARACTER SET utf8mb4 COLLATE utf8mb4_spanish_ci;</text:p>
      <text:p text:style-name="P17"/>
      <text:p text:style-name="P17">CREATE TABLE IF NOT EXISTS <text:span text:style-name="T10">prision</text:span>(</text:p>
      <text:p text:style-name="P17">id_prision VARCHAR(30) <text:span text:style-name="T15">PRIMARY KEY</text:span>,</text:p>
      <text:p text:style-name="P17">nombre VARCHAR(30),</text:p>
      <text:p text:style-name="P17">ciudad VARCHAR(30) <text:span text:style-name="T15">NOT NULL</text:span>);</text:p>
      <text:p text:style-name="P17"/>
      <text:p text:style-name="P19">CREATE TABLE IF NOT EXISTS <text:span text:style-name="T10">guardia</text:span>(</text:p>
      <text:p text:style-name="P19">codigo VARCHAR(10) PRIMARY KEY,</text:p>
      <text:p text:style-name="P19">nombre VARCHAR(30),</text:p>
      <text:p text:style-name="P19">chequado VARCHAR(10),</text:p>
      <text:p text:style-name="P19">rango VARCHAR(10),</text:p>
      <text:p text:style-name="P19">CONSTRAINT gua_che_fk FOREIGN KEY(<text:span text:style-name="T16">chequeado</text:span>)</text:p>
      <text:p text:style-name="P23">REFERENCES guardia (codigo),</text:p>
      <text:p text:style-name="P24">CONSTRAINT gua_ran_ck CHECK (</text:p>
      <text:p text:style-name="P24">rango IN (‘base’, ‘supervisor’, ‘intendente’) ) <text:span text:style-name="T15">);</text:span></text:p>
      <text:p text:style-name="P16"/>
      <text:p text:style-name="P20">CREATE TABLE IF NOT EXISTS <text:span text:style-name="T11">botas</text:span><text:span text:style-name="T17">(</text:span></text:p>
      <text:p text:style-name="P25">id_bota VARCHAR(10) PRIMARY KEY,</text:p>
      <text:p text:style-name="P25">cod_guard VARCHAR(10),</text:p>
      <text:p text:style-name="P25">CONSTRAINT bot_cguar_fk FOREIGN KEY(cod_guard)</text:p>
      <text:p text:style-name="P25">REFERENCES guardia(codigo) );</text:p>
      <text:p text:style-name="P20"/>
      <text:p text:style-name="P20">CREATE TABLE IF NOT EXISTS <text:span text:style-name="T11">preso</text:span><text:span text:style-name="T17">(</text:span></text:p>
      <text:p text:style-name="P25">num_preso INTEGER,</text:p>
      <text:p text:style-name="P25">id_prision VARCHAR(30),</text:p>
      <text:p text:style-name="P25">fecha_ant DATE,</text:p>
      <text:p text:style-name="P25">nombre VARCHAR(30),</text:p>
      <text:p text:style-name="P25">apellidos VARCHAR (65),</text:p>
      <text:p text:style-name="P25">CONSTRAINT pres_npridpr_pk PRIMARY KEY (<text:span text:style-name="T18">num_preso, id_prision</text:span>),</text:p>
      <text:p text:style-name="P26">CONSTRAINT pres_idp_fk FOREIGN KEY (id_prision)</text:p>
      <text:p text:style-name="P26">REFERENCES prision(id_prision);</text:p>
      <text:p text:style-name="P26">CONSTRAINT pres_nmap_nn NOT NULL(nombre, apellidos) <text:span text:style-name="T17">);</text:span></text:p>
      <text:p text:style-name="P20"/>
      <text:p text:style-name="P21">CREATE TABLE IF NOT EXISTS <text:span text:style-name="T12">vigilado</text:span><text:span text:style-name="T19">(</text:span></text:p>
      <text:p text:style-name="P27">num_preso INTEGER,</text:p>
      <text:p text:style-name="P27">id_prision VARCHAR(30),</text:p>
      <text:p text:style-name="P27">cod_guard VARCHAR(10),</text:p>
      <text:p text:style-name="P27">fecha DATE,</text:p>
      <text:p text:style-name="P5">CONSTRAINT vig_npipcg_pk PRIMARY KEY (<text:span text:style-name="T4">um_preso, id_prision, cod_guard</text:span>),</text:p>
      <text:p text:style-name="P5">CONSTRAINT vig_npip_fk FOREIGN KEY (<text:span text:style-name="T4">num_preso, id_prision</text:span>)</text:p>
      <text:p text:style-name="P5">REFERENCES preso(<text:span text:style-name="T4">num_preso, id_prision</text:span>),</text:p>
      <text:p text:style-name="P5">CONSTRAINT vig_codg_fk FOREIGN KEY (cod_guard)</text:p>
      <text:p text:style-name="P27"><text:span text:style-name="T7">REFERENCES guardia(codigo) </text:span>);</text:p>
      <text:p text:style-name="P3">//<text:span text:style-name="T27">Restricción: vigilado.fecha &gt;= preso.fecha_ant</text:span></text:p>
      <text:p text:style-name="P3"/>
      <text:p text:style-name="P10"><text:soft-page-break/>ROLDÁN SANCHIS MARTÍNEZ – 44535189J</text:p>
      <text:p text:style-name="P10"/>
      <text:p text:style-name="P13">Modificar metadatos</text:p>
      <text:p text:style-name="P28"/>
      <text:p text:style-name="P28">- <text:span text:style-name="T20">Campo fecha → fecha y hora:</text:span></text:p>
      <text:p text:style-name="P28"/>
      <text:p text:style-name="P29">ALTER TABLE <text:span text:style-name="T13">vigilado</text:span><text:span text:style-name="T20"> </text:span></text:p>
      <text:p text:style-name="P30">MODIFY fecha DATETIME;</text:p>
      <text:p text:style-name="P30"/>
      <text:p text:style-name="P30">- Atributo botas → atributo simple:</text:p>
      <text:p text:style-name="P30"/>
      <text:p text:style-name="P31">DROP TABLE IF EXISTS <text:span text:style-name="T10">botas</text:span>; //Porque para mí es una tabla a parte</text:p>
      <text:p text:style-name="P31"/>
      <text:p text:style-name="P31">ALTER TABLE <text:span text:style-name="T10">guardia</text:span></text:p>
      <text:p text:style-name="P31">ADD botas VARCHAR(10); //Lo añado como atributo y me invento que es varchar 10</text:p>
      <text:p text:style-name="P31"/>
      <text:p text:style-name="P18"><text:span text:style-name="T23">Modelo físico D</text:span><text:span text:style-name="T24">M</text:span><text:span text:style-name="T23">L</text:span></text:p>
      <text:p text:style-name="P31">- Crea prisión:</text:p>
      <text:p text:style-name="P31"/>
      <text:p text:style-name="P31">//<text:span text:style-name="T22">Creamos la prisión </text:span></text:p>
      <text:p text:style-name="P32">INSERT INTO <text:span text:style-name="T10">prision</text:span> (id_prision, nombre, ciudad)</text:p>
      <text:p text:style-name="P32">VALUES (“CENTRAL”, “Prisión Central Corrupoly”, “Corrupoly”);</text:p>
      <text:p text:style-name="P32"/>
      <text:p text:style-name="P32">- <text:span text:style-name="T22">Crea 1 guardia:</text:span></text:p>
      <text:p text:style-name="P32"/>
      <text:p text:style-name="P32">//<text:span text:style-name="T22">Creamos el guardia</text:span></text:p>
      <text:p text:style-name="P32">INSERT INTO <text:span text:style-name="T10">guardia</text:span>(codigo, nombre, chequeado, rango)</text:p>
      <text:p text:style-name="P32">VALUES <text:span text:style-name="T21">(“1111A”, “Terminator”, “1111A”, “supervisor”);</text:span></text:p>
      <text:p text:style-name="P22"/>
      <text:p text:style-name="P22">-<text:span text:style-name="T25">Crea 2 presos: </text:span></text:p>
      <text:p text:style-name="P22"/>
      <text:p text:style-name="P22">//<text:span text:style-name="T25">Creamos ambos presos</text:span></text:p>
      <text:p text:style-name="P33">INSERT INTO <text:span text:style-name="T10">preso</text:span>(num_preso, id_prision, fecha_ant, nombre, apellidos)</text:p>
      <text:p text:style-name="P33">VALUES (<text:span text:style-name="T26">1, “CENTRAL”, 020</text:span><text:span text:style-name="T27">1</text:span><text:span text:style-name="T26">2024, “Eustaquio”, “Pringado”</text:span>);</text:p>
      <text:p text:style-name="P34">INSERT INTO <text:span text:style-name="T10">preso</text:span>(num_preso, id_prision, fecha_ant, nombre, apellidos)</text:p>
      <text:p text:style-name="P34">VALUES (<text:span text:style-name="T26">2, “CENTRAL”, </text:span><text:span text:style-name="T27">03012024, “Jaime”, “Chanchullos”</text:span>);</text:p>
      <text:p text:style-name="P34"/>
      <text:p text:style-name="P34">-<text:span text:style-name="T27">El guardia vigila a los dos:</text:span></text:p>
      <text:p text:style-name="P34"/>
      <text:p text:style-name="P34">//<text:span text:style-name="T27">Creamos la</text:span><text:span text:style-name="T28">s</text:span><text:span text:style-name="T27"> vigilancia</text:span><text:span text:style-name="T28">s</text:span></text:p>
      <text:p text:style-name="P35">INSERT INTO <text:span text:style-name="T10">vigilado</text:span> (num_preso, id_prision, cod_guard, fecha)</text:p>
      <text:p text:style-name="P37">VALUES (1, “CENTRAL”, “1111A”, 04012024);</text:p>
      <text:p text:style-name="P37"/>
      <text:p text:style-name="P36">INSERT INTO vigilado (num_preso, id_prision, cod_guard, fecha)</text:p>
      <text:p text:style-name="P39">VALUES (<text:span text:style-name="T29">2</text:span>, “CENTRAL”, “1111A”, 04012024);</text:p>
      <text:p text:style-name="P38"/>
      <text:p text:style-name="P38">- El guardia deja de vigilar a Jaime:</text:p>
      <text:p text:style-name="P38"/>
      <text:p text:style-name="P38">//Borramos la vigilancia para el preso 2</text:p>
      <text:p text:style-name="P40">DELETE * FROM <text:span text:style-name="T10">vigilancia</text:span></text:p>
      <text:p text:style-name="P41">WHERE num_preso = 2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17T17:38:37.772000000</dc:date>
    <meta:editing-duration>PT1H22M26S</meta:editing-duration>
    <meta:editing-cycles>24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102" meta:word-count="490" meta:character-count="3873" meta:non-whitespace-character-count="3477"/>
  </office:meta>
</office:document-meta>
</file>